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marker-end="Arrowheads_20_1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co1" style:family="table-column">
      <style:table-column-properties style:column-width="1.228cm" style:use-optimal-column-width="false"/>
    </style:style>
    <style:style style:name="co2" style:family="table-column">
      <style:table-column-properties style:column-width="1.223cm" style:use-optimal-column-width="false"/>
    </style:style>
    <style:style style:name="co3" style:family="table-column">
      <style:table-column-properties style:column-width="1.265cm" style:use-optimal-column-width="false"/>
    </style:style>
    <style:style style:name="co4" style:family="table-column">
      <style:table-column-properties style:column-width="1.266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3.175cm" svg:x="1.318cm" svg:y="2.335cm">
          <text:p text:style-name="P1">out-5=0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3.175cm" svg:x="1.318cm" svg:y="7.285cm">
          <text:p text:style-name="P3">out-3=0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.27cm" svg:x="5.445cm" svg:y="5.762cm">
          <text:p text:style-name="P1">in1+in2-out = 0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493cm" svg:y1="3.922cm" svg:x2="7.985cm" svg:y2="5.762cm" draw:start-shape="id1" draw:start-glue-point="1" draw:end-shape="id2" draw:end-glue-point="0" svg:d="M4493 3922h3492v1840" svg:viewBox="0 0 3493 1841">
          <text:p/>
        </draw:connector>
        <draw:connector draw:style-name="gr3" draw:text-style-name="P1" draw:layer="layout" svg:x1="4.493cm" svg:y1="8.872cm" svg:x2="7.985cm" svg:y2="7.032cm" draw:start-shape="id3" draw:start-glue-point="1" draw:end-shape="id2" draw:end-glue-point="2" svg:d="M4493 8872h3492v-1840" svg:viewBox="0 0 3493 1841">
          <text:p/>
        </draw:connector>
        <draw:connector draw:style-name="gr3" draw:text-style-name="P1" draw:layer="layout" svg:x1="10.525cm" svg:y1="6.397cm" svg:x2="12.134cm" svg:y2="6.401cm" draw:start-shape="id2" draw:start-glue-point="1" svg:d="M10525 6397h1055v4h554" svg:viewBox="0 0 1610 5">
          <text:p/>
        </draw:connector>
        <draw:frame draw:style-name="gr4" draw:text-style-name="P4" draw:layer="layout" svg:width="3.216cm" svg:height="0.962cm" svg:x="5.086cm" svg:y="2.895cm">
          <draw:text-box>
            <text:p>out ↔ in1</text:p>
          </draw:text-box>
        </draw:frame>
        <draw:frame draw:style-name="gr4" draw:text-style-name="P4" draw:layer="layout" svg:width="3.216cm" svg:height="0.962cm" svg:x="5.086cm" svg:y="8.928cm">
          <draw:text-box>
            <text:p>out ↔ in2</text:p>
          </draw:text-box>
        </draw:frame>
        <draw:frame draw:style-name="gr5" draw:layer="layout" svg:width="4.906cm" svg:height="2.735cm" svg:x="12.327cm" svg:y="4.8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-5</text:p>
              </table:table-cell>
            </table:table-row>
            <table:table-row table:style-name="ro1" table:default-cell-style-name="bg-none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-3</text:p>
              </table:table-cell>
            </table:table-row>
            <table:table-row table:style-name="ro1" table:default-cell-style-name="bg-none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-1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1.264cm" svg:height="3.847cm" svg:x="17.515cm" svg:y="4.2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bg-none">
                <text:p text:style-name="P1">in1</text:p>
              </table:table-cell>
            </table:table-row>
            <table:table-row table:style-name="ro2">
              <table:table-cell table:style-name="bg-none">
                <text:p text:style-name="P1">in2</text:p>
              </table:table-cell>
            </table:table-row>
            <table:table-row table:style-name="ro2">
              <table:table-cell table:style-name="bg-none">
                <text:p text:style-name="P1">out</text:p>
              </table:table-cell>
            </table:table-row>
            <table:table-row table:style-name="ro2">
              <table:table-cell table:style-name="bg-none"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4" draw:layer="layout" svg:width="0.875cm" svg:height="0.962cm" svg:x="18.857cm" svg:y="5.753cm">
          <draw:text-box>
            <text:p>=</text:p>
          </draw:text-box>
        </draw:frame>
        <draw:frame draw:style-name="gr5" draw:layer="layout" svg:width="5.06cm" svg:height="0.961cm" svg:x="19.727cm" svg:y="5.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Cantarell2" style:font-family-asian="Cantarell" style:font-family-generic-asian="roma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19:26.468692947</meta:creation-date>
    <meta:editing-duration>PT15S</meta:editing-duration>
    <meta:editing-cycles>2</meta:editing-cycles>
    <meta:generator>LibreOffice/7.6.4.1$Linux_X86_64 LibreOffice_project/60$Build-1</meta:generator>
    <dc:date>2024-02-09T14:19:38.483768659</dc:date>
    <meta:document-statistic meta:object-count="12"/>
  </office:meta>
</office:document-meta>
</file>